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005cm" fo:margin-bottom="0cm" loext:contextual-spacing="false" fo:text-align="start" style:justify-single-word="false" fo:text-indent="0cm" style:auto-text-indent="false"/>
      <style:text-properties fo:font-size="15pt" officeooo:paragraph-rsid="00139085" style:font-size-asian="15pt"/>
    </style:style>
    <style:style style:name="P2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6pt" officeooo:paragraph-rsid="0013bc63" style:font-size-asian="16pt"/>
    </style:style>
    <style:style style:name="P3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16pt" officeooo:paragraph-rsid="00139085" style:font-size-asian="16pt"/>
    </style:style>
    <style:style style:name="P4" style:family="paragraph" style:parent-style-name="Text_20_body">
      <style:paragraph-properties fo:margin-left="0cm" fo:margin-right="0cm" fo:margin-top="0.009cm" fo:margin-bottom="0cm" loext:contextual-spacing="false" fo:text-align="start" style:justify-single-word="false" fo:text-indent="0cm" style:auto-text-indent="false"/>
      <style:text-properties fo:font-size="16pt" officeooo:paragraph-rsid="00139085" style:font-size-asian="16pt"/>
    </style:style>
    <style:style style:name="P5" style:family="paragraph" style:parent-style-name="Text_20_body">
      <style:paragraph-properties fo:margin-left="0cm" fo:margin-right="0cm" fo:margin-top="0.009cm" fo:margin-bottom="0cm" loext:contextual-spacing="false" fo:text-align="start" style:justify-single-word="false" fo:text-indent="0cm" style:auto-text-indent="false">
        <style:tab-stops>
          <style:tab-stop style:position="0.67cm"/>
        </style:tab-stops>
      </style:paragraph-properties>
      <style:text-properties fo:font-size="16pt" officeooo:paragraph-rsid="00139085" style:font-size-asian="16pt" style:font-size-complex="10.5pt"/>
    </style:style>
    <style:style style:name="P6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16pt" officeooo:paragraph-rsid="0013bc63" style:font-size-asian="16pt"/>
    </style:style>
    <style:style style:name="P7" style:family="paragraph" style:parent-style-name="Text_20_body">
      <style:paragraph-properties fo:margin-left="0cm" fo:margin-right="0cm" fo:margin-top="0.009cm" fo:margin-bottom="0cm" loext:contextual-spacing="false" fo:text-align="start" style:justify-single-word="false" fo:text-indent="0cm" style:auto-text-indent="false"/>
      <style:text-properties fo:font-size="10.5pt" officeooo:paragraph-rsid="00139085" style:font-size-asian="10.5pt" style:font-size-complex="10.5pt"/>
    </style:style>
    <style:style style:name="P8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15pt" style:text-underline-style="solid" style:text-underline-width="auto" style:text-underline-color="font-color" officeooo:paragraph-rsid="00139085" style:font-size-asian="15pt" style:font-size-complex="15pt"/>
    </style:style>
    <style:style style:name="P9" style:family="paragraph" style:parent-style-name="Standard">
      <style:text-properties fo:font-size="14pt" officeooo:paragraph-rsid="001688d1" style:font-size-asian="14pt"/>
    </style:style>
    <style:style style:name="P10" style:family="paragraph" style:parent-style-name="Standard">
      <style:paragraph-properties fo:margin-left="0.192cm" fo:margin-right="1.476cm" fo:margin-top="0.347cm" fo:margin-bottom="0cm" loext:contextual-spacing="false" fo:line-height="165%" fo:text-indent="0cm" style:auto-text-indent="false">
        <style:tab-stops>
          <style:tab-stop style:position="13.079cm"/>
        </style:tab-stops>
      </style:paragraph-properties>
      <style:text-properties officeooo:paragraph-rsid="00139085"/>
    </style:style>
    <style:style style:name="P11" style:family="paragraph" style:parent-style-name="List_20_Paragraph" style:list-style-name="WWNum1">
      <style:paragraph-properties>
        <style:tab-stops>
          <style:tab-stop style:position="0.665cm"/>
        </style:tab-stops>
      </style:paragraph-properties>
      <style:text-properties fo:font-size="10.5pt" officeooo:paragraph-rsid="00139085" style:font-size-asian="10.5pt" style:font-size-complex="10.5pt"/>
    </style:style>
    <style:style style:name="P12" style:family="paragraph" style:parent-style-name="List_20_Paragraph" style:list-style-name="WWNum1">
      <style:paragraph-properties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13" style:family="paragraph" style:parent-style-name="List_20_Paragraph">
      <style:paragraph-properties fo:margin-top="0cm" fo:margin-bottom="0cm" loext:contextual-spacing="false" fo:text-align="start" style:justify-single-word="false">
        <style:tab-stops>
          <style:tab-stop style:position="0.568cm"/>
        </style:tab-stops>
      </style:paragraph-properties>
      <style:text-properties style:text-underline-style="none" officeooo:paragraph-rsid="00139085"/>
    </style:style>
    <style:style style:name="P14" style:family="paragraph" style:parent-style-name="List_20_Paragraph" style:list-style-name="WWNum2">
      <style:paragraph-properties fo:margin-top="0cm" fo:margin-bottom="0cm" loext:contextual-spacing="false">
        <style:tab-stops>
          <style:tab-stop style:position="0.568cm"/>
        </style:tab-stops>
      </style:paragraph-properties>
      <style:text-properties fo:font-size="15pt" style:text-underline-style="none" officeooo:paragraph-rsid="0013bc63" style:font-size-asian="15pt" style:font-size-complex="15pt"/>
    </style:style>
    <style:style style:name="P15" style:family="paragraph" style:parent-style-name="List_20_Paragraph" style:list-style-name="WWNum2">
      <style:paragraph-properties fo:margin-top="0cm" fo:margin-bottom="0cm" loext:contextual-spacing="false" fo:text-align="start" style:justify-single-word="false">
        <style:tab-stops>
          <style:tab-stop style:position="0.568cm"/>
        </style:tab-stops>
      </style:paragraph-properties>
      <style:text-properties fo:font-size="15pt" style:text-underline-style="none" officeooo:paragraph-rsid="00139085" style:font-size-asian="15pt" style:font-size-complex="15pt"/>
    </style:style>
    <style:style style:name="P16" style:family="paragraph" style:parent-style-name="List_20_Paragraph" style:list-style-name="WWNum1">
      <style:paragraph-properties fo:margin-left="0.476cm" fo:margin-right="0cm" fo:text-align="start" style:justify-single-word="false" fo:text-indent="-0.478cm" style:auto-text-indent="false"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17" style:family="paragraph" style:parent-style-name="List_20_Paragraph">
      <style:paragraph-properties fo:margin-left="0.476cm" fo:margin-right="0cm" fo:text-align="start" style:justify-single-word="false" fo:text-indent="-0.478cm" style:auto-text-indent="false"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18" style:family="paragraph" style:parent-style-name="List_20_Paragraph" style:list-style-name="WWNum1">
      <style:paragraph-properties fo:margin-left="0.476cm" fo:margin-right="0cm" fo:margin-top="0.046cm" fo:margin-bottom="0cm" loext:contextual-spacing="false" fo:text-align="start" style:justify-single-word="false" fo:text-indent="-0.478cm" style:auto-text-indent="false"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19" style:family="paragraph" style:parent-style-name="List_20_Paragraph" style:list-style-name="WWNum2">
      <style:paragraph-properties fo:margin-left="0.566cm" fo:margin-right="0cm" fo:margin-top="0cm" fo:margin-bottom="0cm" loext:contextual-spacing="false" fo:text-align="start" style:justify-single-word="false" fo:text-indent="-0.376cm" style:auto-text-indent="false">
        <style:tab-stops>
          <style:tab-stop style:position="0.568cm"/>
        </style:tab-stops>
      </style:paragraph-properties>
      <style:text-properties fo:font-size="15pt" style:text-underline-style="none" officeooo:paragraph-rsid="00139085" style:font-size-asian="15pt" style:font-size-complex="15pt"/>
    </style:style>
    <style:style style:name="P20" style:family="paragraph" style:parent-style-name="List_20_Paragraph" style:list-style-name="WWNum2">
      <style:paragraph-properties fo:margin-left="0.566cm" fo:margin-right="0cm" fo:margin-top="0cm" fo:margin-bottom="0cm" loext:contextual-spacing="false" fo:text-align="start" style:justify-single-word="false" fo:text-indent="-0.376cm" style:auto-text-indent="false">
        <style:tab-stops>
          <style:tab-stop style:position="0.568cm"/>
        </style:tab-stops>
      </style:paragraph-properties>
      <style:text-properties fo:font-size="10.5pt" style:text-underline-style="none" officeooo:paragraph-rsid="00139085" style:font-size-asian="10.5pt" style:font-size-complex="10.5pt"/>
    </style:style>
    <style:style style:name="P21" style:family="paragraph" style:parent-style-name="List_20_Paragraph">
      <style:paragraph-properties fo:margin-left="0cm" fo:margin-right="0cm" fo:margin-top="0.046cm" fo:margin-bottom="0cm" loext:contextual-spacing="false" fo:text-indent="0cm" style:auto-text-indent="false">
        <style:tab-stops>
          <style:tab-stop style:position="0.672cm"/>
        </style:tab-stops>
      </style:paragraph-properties>
      <style:text-properties fo:font-size="15pt" officeooo:rsid="0013bc63" officeooo:paragraph-rsid="0013bc63" style:font-size-asian="13.1000003814697pt" style:font-size-complex="15pt"/>
    </style:style>
    <style:style style:name="P22" style:family="paragraph" style:parent-style-name="List_20_Paragraph">
      <style:paragraph-properties fo:margin-left="0cm" fo:margin-right="0cm" fo:margin-top="0.046cm" fo:margin-bottom="0cm" loext:contextual-spacing="false" fo:text-indent="0cm" style:auto-text-indent="false">
        <style:tab-stops>
          <style:tab-stop style:position="0.672cm"/>
        </style:tab-stops>
      </style:paragraph-properties>
      <style:text-properties fo:font-size="10.5pt" officeooo:rsid="0013bc63" officeooo:paragraph-rsid="0013bc63" style:font-size-asian="10.5pt" style:font-size-complex="10.5pt"/>
    </style:style>
    <style:style style:name="P23" style:family="paragraph" style:parent-style-name="List_20_Paragraph" style:list-style-name="WWNum2">
      <style:paragraph-properties fo:margin-left="0cm" fo:margin-right="0cm" fo:margin-top="0.131cm" fo:margin-bottom="0cm" loext:contextual-spacing="false" fo:text-indent="0cm" style:auto-text-indent="false">
        <style:tab-stops>
          <style:tab-stop style:position="0.935cm"/>
        </style:tab-stops>
      </style:paragraph-properties>
      <style:text-properties fo:font-size="15pt" style:text-underline-style="none" fo:font-weight="bold" officeooo:paragraph-rsid="0013bc63" style:font-size-asian="15pt" style:font-weight-asian="bold" style:font-size-complex="15pt" style:font-weight-complex="bold"/>
    </style:style>
    <style:style style:name="P24" style:family="paragraph" style:parent-style-name="List_20_Paragraph" style:list-style-name="WWNum1">
      <style:paragraph-properties fo:margin-left="0.665cm" fo:margin-right="0cm" fo:margin-top="0.044cm" fo:margin-bottom="0cm" loext:contextual-spacing="false" fo:text-indent="-0.478cm" style:auto-text-indent="false">
        <style:tab-stops>
          <style:tab-stop style:position="0.667cm"/>
        </style:tab-stops>
      </style:paragraph-properties>
      <style:text-properties fo:font-size="10.5pt" officeooo:paragraph-rsid="00139085" style:font-size-asian="10.5pt" style:font-size-complex="10.5pt"/>
    </style:style>
    <style:style style:name="P25" style:family="paragraph" style:parent-style-name="List_20_Paragraph" style:list-style-name="WWNum1">
      <style:paragraph-properties fo:margin-left="0.665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667cm"/>
        </style:tab-stops>
      </style:paragraph-properties>
      <style:text-properties fo:font-size="10.5pt" officeooo:paragraph-rsid="00139085" style:font-size-asian="10.5pt" style:font-size-complex="10.5pt"/>
    </style:style>
    <style:style style:name="P26" style:family="paragraph" style:parent-style-name="List_20_Paragraph">
      <style:paragraph-properties fo:margin-left="0.665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667cm"/>
        </style:tab-stops>
      </style:paragraph-properties>
      <style:text-properties fo:font-size="10.5pt" officeooo:paragraph-rsid="00139085" style:font-size-asian="10.5pt" style:font-size-complex="10.5pt"/>
    </style:style>
    <style:style style:name="P27" style:family="paragraph" style:parent-style-name="List_20_Paragraph" style:list-style-name="WWNum1">
      <style:paragraph-properties fo:margin-left="0.665cm" fo:margin-right="0cm" fo:text-indent="-0.478cm" style:auto-text-indent="false">
        <style:tab-stops>
          <style:tab-stop style:position="0.667cm"/>
        </style:tab-stops>
      </style:paragraph-properties>
      <style:text-properties fo:font-size="10.5pt" officeooo:paragraph-rsid="00139085" style:font-size-asian="10.5pt" style:font-size-complex="10.5pt"/>
    </style:style>
    <style:style style:name="P28" style:family="paragraph" style:parent-style-name="List_20_Paragraph" style:list-style-name="WWNum1">
      <style:paragraph-properties fo:margin-left="0.665cm" fo:margin-right="0cm" fo:text-align="start" style:justify-single-word="false" fo:text-indent="-0.478cm" style:auto-text-indent="false">
        <style:tab-stops>
          <style:tab-stop style:position="0.667cm"/>
        </style:tab-stops>
      </style:paragraph-properties>
      <style:text-properties fo:font-size="10.5pt" officeooo:paragraph-rsid="00139085" style:font-size-asian="10.5pt" style:font-size-complex="10.5pt"/>
    </style:style>
    <style:style style:name="P29" style:family="paragraph" style:parent-style-name="List_20_Paragraph" style:list-style-name="WWNum1">
      <style:paragraph-properties fo:margin-left="0.667cm" fo:margin-right="0cm" fo:text-align="start" style:justify-single-word="false" fo:text-indent="-0.478cm" style:auto-text-indent="false">
        <style:tab-stops>
          <style:tab-stop style:position="0.669cm"/>
        </style:tab-stops>
      </style:paragraph-properties>
      <style:text-properties fo:font-size="10.5pt" officeooo:paragraph-rsid="00139085" style:font-size-asian="10.5pt" style:font-size-complex="10.5pt"/>
    </style:style>
    <style:style style:name="P30" style:family="paragraph" style:parent-style-name="List_20_Paragraph" style:list-style-name="WWNum1">
      <style:paragraph-properties fo:margin-left="0.667cm" fo:margin-right="0cm" fo:margin-top="0.046cm" fo:margin-bottom="0cm" loext:contextual-spacing="false" fo:text-align="start" style:justify-single-word="false" fo:text-indent="-0.478cm" style:auto-text-indent="false">
        <style:tab-stops>
          <style:tab-stop style:position="0.669cm"/>
        </style:tab-stops>
      </style:paragraph-properties>
      <style:text-properties fo:font-size="10.5pt" officeooo:paragraph-rsid="00139085" style:font-size-asian="10.5pt" style:font-size-complex="10.5pt"/>
    </style:style>
    <style:style style:name="P31" style:family="paragraph" style:parent-style-name="List_20_Paragraph" style:list-style-name="WWNum1">
      <style:paragraph-properties fo:margin-top="0.046cm" fo:margin-bottom="0cm" loext:contextual-spacing="false"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32" style:family="paragraph" style:parent-style-name="List_20_Paragraph" style:list-style-name="WWNum1" style:master-page-name="">
      <loext:graphic-properties draw:fill="none"/>
      <style:paragraph-properties fo:margin-left="0.4cm" fo:margin-right="0cm" fo:margin-top="0.042cm" fo:margin-bottom="0cm" loext:contextual-spacing="false" fo:text-align="start" style:justify-single-word="false" fo:text-indent="-0.499cm" style:auto-text-indent="false" style:page-number="auto" fo:background-color="transparent"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33" style:family="paragraph" style:parent-style-name="List_20_Paragraph" style:list-style-name="WWNum1">
      <style:paragraph-properties fo:margin-top="0.044cm" fo:margin-bottom="0cm" loext:contextual-spacing="false" fo:text-align="start" style:justify-single-word="false"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34" style:family="paragraph" style:parent-style-name="List_20_Paragraph">
      <style:paragraph-properties fo:margin-top="0.044cm" fo:margin-bottom="0cm" loext:contextual-spacing="false" fo:text-align="start" style:justify-single-word="false">
        <style:tab-stops>
          <style:tab-stop style:position="0.67cm"/>
        </style:tab-stops>
      </style:paragraph-properties>
      <style:text-properties fo:font-size="10.5pt" officeooo:paragraph-rsid="00139085" style:font-size-asian="10.5pt" style:font-size-complex="10.5pt"/>
    </style:style>
    <style:style style:name="P35" style:family="paragraph" style:parent-style-name="List_20_Paragraph" style:list-style-name="WWNum1">
      <style:paragraph-properties fo:margin-left="0.663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665cm"/>
        </style:tab-stops>
      </style:paragraph-properties>
      <style:text-properties fo:font-size="10.5pt" officeooo:paragraph-rsid="00139085" style:font-size-asian="10.5pt" style:font-size-complex="10.5pt"/>
    </style:style>
    <style:style style:name="P36" style:family="paragraph" style:parent-style-name="List_20_Paragraph">
      <style:paragraph-properties fo:margin-left="0.663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665cm"/>
        </style:tab-stops>
      </style:paragraph-properties>
      <style:text-properties fo:font-size="10.5pt" officeooo:paragraph-rsid="00139085" style:font-size-asian="10.5pt" style:font-size-complex="10.5pt"/>
    </style:style>
    <style:style style:name="P37" style:family="paragraph" style:parent-style-name="List_20_Paragraph" style:list-style-name="WWNum1">
      <style:paragraph-properties fo:margin-left="0.663cm" fo:margin-right="0cm" fo:text-indent="-0.478cm" style:auto-text-indent="false">
        <style:tab-stops>
          <style:tab-stop style:position="0.665cm"/>
        </style:tab-stops>
      </style:paragraph-properties>
      <style:text-properties fo:font-size="10.5pt" officeooo:paragraph-rsid="00139085" style:font-size-asian="10.5pt" style:font-size-complex="10.5pt"/>
    </style:style>
    <style:style style:name="P38" style:family="paragraph" style:parent-style-name="List_20_Paragraph" style:list-style-name="WWNum2">
      <style:paragraph-properties fo:margin-left="0.683cm" fo:margin-right="0cm" fo:margin-top="0cm" fo:margin-bottom="0cm" loext:contextual-spacing="false" fo:text-indent="-0.496cm" style:auto-text-indent="false">
        <style:tab-stops>
          <style:tab-stop style:position="0.684cm"/>
        </style:tab-stops>
      </style:paragraph-properties>
      <style:text-properties officeooo:paragraph-rsid="00139085"/>
    </style:style>
    <style:style style:name="P39" style:family="paragraph" style:parent-style-name="List_20_Paragraph" style:list-style-name="WWNum2">
      <style:paragraph-properties fo:margin-left="0.681cm" fo:margin-right="0cm" fo:margin-top="0.002cm" fo:margin-bottom="0cm" loext:contextual-spacing="false" fo:text-indent="-0.496cm" style:auto-text-indent="false">
        <style:tab-stops>
          <style:tab-stop style:position="0.683cm"/>
        </style:tab-stops>
      </style:paragraph-properties>
      <style:text-properties fo:font-size="15pt" style:text-underline-style="none" officeooo:paragraph-rsid="00139085" style:font-size-asian="15pt" style:font-size-complex="15pt"/>
    </style:style>
    <style:style style:name="P40" style:family="paragraph" style:parent-style-name="List_20_Paragraph" style:list-style-name="WWNum2">
      <style:paragraph-properties fo:margin-left="0.192cm" fo:margin-right="0cm" fo:margin-top="0.131cm" fo:margin-bottom="0cm" loext:contextual-spacing="false" fo:text-indent="0cm" style:auto-text-indent="false">
        <style:tab-stops>
          <style:tab-stop style:position="0.935cm"/>
        </style:tab-stops>
      </style:paragraph-properties>
      <style:text-properties officeooo:paragraph-rsid="001688d1"/>
    </style:style>
    <style:style style:name="P41" style:family="paragraph" style:parent-style-name="List_20_Paragraph" style:list-style-name="WWNum2">
      <style:paragraph-properties fo:margin-left="0.192cm" fo:margin-right="0cm" fo:margin-top="0.131cm" fo:margin-bottom="0cm" loext:contextual-spacing="false" fo:text-indent="0cm" style:auto-text-indent="false">
        <style:tab-stops>
          <style:tab-stop style:position="0.935cm"/>
        </style:tab-stops>
      </style:paragraph-properties>
      <style:text-properties fo:font-size="15pt" style:text-underline-style="none" officeooo:paragraph-rsid="001688d1" style:font-size-asian="15pt" style:font-size-complex="15pt"/>
    </style:style>
    <style:style style:name="P42" style:family="paragraph" style:parent-style-name="List_20_Paragraph" style:list-style-name="WWNum2">
      <style:paragraph-properties fo:margin-left="0.192cm" fo:margin-right="0cm" fo:margin-top="0cm" fo:margin-bottom="0cm" loext:contextual-spacing="false" fo:text-indent="0cm" style:auto-text-indent="false">
        <style:tab-stops>
          <style:tab-stop style:position="0.937cm"/>
        </style:tab-stops>
      </style:paragraph-properties>
      <style:text-properties fo:font-size="15pt" style:text-underline-style="none" officeooo:paragraph-rsid="00148b74" style:font-size-asian="15pt" style:font-size-complex="15pt"/>
    </style:style>
    <style:style style:name="P43" style:family="paragraph" style:parent-style-name="List_20_Paragraph" style:list-style-name="WWNum2">
      <style:paragraph-properties fo:margin-left="0.192cm" fo:margin-right="0cm" fo:margin-top="0cm" fo:margin-bottom="0cm" loext:contextual-spacing="false" fo:text-indent="0cm" style:auto-text-indent="false">
        <style:tab-stops>
          <style:tab-stop style:position="0.937cm"/>
        </style:tab-stops>
      </style:paragraph-properties>
      <style:text-properties fo:font-size="15pt" style:text-underline-style="none" officeooo:rsid="0013bc63" officeooo:paragraph-rsid="00148b74" style:font-size-asian="15pt" style:font-size-complex="15pt"/>
    </style:style>
    <style:style style:name="P44" style:family="paragraph" style:parent-style-name="List_20_Paragraph">
      <style:paragraph-properties fo:margin-left="0.192cm" fo:margin-right="0cm" fo:margin-top="0cm" fo:margin-bottom="0cm" loext:contextual-spacing="false" fo:text-indent="0cm" style:auto-text-indent="false">
        <style:tab-stops>
          <style:tab-stop style:position="0.937cm"/>
        </style:tab-stops>
      </style:paragraph-properties>
      <style:text-properties fo:font-size="15pt" style:text-underline-style="none" officeooo:rsid="0013bc63" officeooo:paragraph-rsid="00148b74" style:font-size-asian="15pt" style:font-size-complex="15pt"/>
    </style:style>
    <style:style style:name="P45" style:family="paragraph" style:parent-style-name="List_20_Paragraph">
      <style:paragraph-properties fo:margin-left="0.192cm" fo:margin-right="0cm" fo:margin-top="0cm" fo:margin-bottom="0cm" loext:contextual-spacing="false" fo:text-indent="0cm" style:auto-text-indent="false">
        <style:tab-stops>
          <style:tab-stop style:position="0.937cm"/>
        </style:tab-stops>
      </style:paragraph-properties>
      <style:text-properties fo:font-size="10.5pt" style:text-underline-style="none" fo:font-weight="normal" officeooo:rsid="00148b74" officeooo:paragraph-rsid="00148b74" style:font-size-asian="9.14999961853027pt" style:font-weight-asian="normal" style:font-size-complex="10.5pt" style:font-weight-complex="normal"/>
    </style:style>
    <style:style style:name="P46" style:family="paragraph" style:parent-style-name="List_20_Paragraph" style:list-style-name="WWNum2">
      <style:paragraph-properties fo:margin-left="0.686cm" fo:margin-right="0cm" fo:margin-top="0cm" fo:margin-bottom="0cm" loext:contextual-spacing="false" fo:text-indent="-0.496cm" style:auto-text-indent="false">
        <style:tab-stops>
          <style:tab-stop style:position="0.688cm"/>
        </style:tab-stops>
      </style:paragraph-properties>
      <style:text-properties fo:font-size="15pt" style:text-underline-style="none" officeooo:paragraph-rsid="00139085" style:font-size-asian="15pt" style:font-size-complex="15pt"/>
    </style:style>
    <style:style style:name="P47" style:family="paragraph" style:parent-style-name="List_20_Paragraph" style:list-style-name="WWNum1">
      <style:paragraph-properties fo:margin-left="0.67cm" fo:margin-right="0cm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9085" style:font-size-asian="10.5pt" style:font-size-complex="10.5pt"/>
    </style:style>
    <style:style style:name="P48" style:family="paragraph" style:parent-style-name="List_20_Paragraph" style:list-style-name="WWNum1">
      <style:paragraph-properties fo:margin-left="0.67cm" fo:margin-right="0cm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49" style:family="paragraph" style:parent-style-name="List_20_Paragraph">
      <style:paragraph-properties fo:margin-left="0.67cm" fo:margin-right="0cm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50" style:family="paragraph" style:parent-style-name="List_20_Paragraph" style:list-style-name="WWNum1">
      <style:paragraph-properties fo:margin-left="0.67cm" fo:margin-right="0cm" fo:margin-top="0.009cm" fo:margin-bottom="0cm" loext:contextual-spacing="false" fo:text-align="start" style:justify-single-word="false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51" style:family="paragraph" style:parent-style-name="List_20_Paragraph">
      <style:paragraph-properties fo:margin-left="0.67cm" fo:margin-right="0cm" fo:margin-top="0.009cm" fo:margin-bottom="0cm" loext:contextual-spacing="false" fo:text-align="start" style:justify-single-word="false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52" style:family="paragraph" style:parent-style-name="List_20_Paragraph" style:list-style-name="WWNum1">
      <style:paragraph-properties fo:margin-left="0.67cm" fo:margin-right="0cm" fo:margin-top="0.044cm" fo:margin-bottom="0cm" loext:contextual-spacing="false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53" style:family="paragraph" style:parent-style-name="List_20_Paragraph">
      <style:paragraph-properties fo:margin-left="0.67cm" fo:margin-right="0cm" fo:margin-top="0.044cm" fo:margin-bottom="0cm" loext:contextual-spacing="false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54" style:family="paragraph" style:parent-style-name="List_20_Paragraph" style:list-style-name="WWNum1">
      <style:paragraph-properties fo:margin-left="0.67cm" fo:margin-right="0cm" fo:margin-top="0.046cm" fo:margin-bottom="0cm" loext:contextual-spacing="false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55" style:family="paragraph" style:parent-style-name="List_20_Paragraph">
      <style:paragraph-properties fo:margin-left="0.67cm" fo:margin-right="0cm" fo:margin-top="0.046cm" fo:margin-bottom="0cm" loext:contextual-spacing="false" fo:text-indent="-0.319cm" style:auto-text-indent="false">
        <style:tab-stops>
          <style:tab-stop style:position="0.672cm"/>
        </style:tab-stops>
      </style:paragraph-properties>
      <style:text-properties fo:font-size="10.5pt" officeooo:paragraph-rsid="0013bc63" style:font-size-asian="10.5pt" style:font-size-complex="10.5pt"/>
    </style:style>
    <style:style style:name="P56" style:family="paragraph" style:parent-style-name="List_20_Paragraph">
      <style:paragraph-properties fo:margin-left="0.67cm" fo:margin-right="0cm" fo:margin-top="0.046cm" fo:margin-bottom="0cm" loext:contextual-spacing="false" fo:text-indent="-0.319cm" style:auto-text-indent="false">
        <style:tab-stops>
          <style:tab-stop style:position="0.672cm"/>
        </style:tab-stops>
      </style:paragraph-properties>
      <style:text-properties fo:font-size="10.5pt" officeooo:rsid="0013bc63" officeooo:paragraph-rsid="0013bc63" style:font-size-asian="10.5pt" style:font-size-complex="10.5pt"/>
    </style:style>
    <style:style style:name="P57" style:family="paragraph" style:parent-style-name="List_20_Paragraph" style:list-style-name="WWNum2">
      <style:paragraph-properties fo:margin-left="0.935cm" fo:margin-right="0cm" fo:margin-top="0.002cm" fo:margin-bottom="0cm" loext:contextual-spacing="false" fo:text-indent="-0.743cm" style:auto-text-indent="false">
        <style:tab-stops>
          <style:tab-stop style:position="0.937cm"/>
        </style:tab-stops>
      </style:paragraph-properties>
      <style:text-properties fo:font-size="15pt" style:text-underline-style="none" officeooo:paragraph-rsid="0013bc63" style:font-size-asian="15pt" style:font-size-complex="15pt"/>
    </style:style>
    <style:style style:name="P58" style:family="paragraph" style:parent-style-name="List_20_Paragraph">
      <style:paragraph-properties fo:margin-left="0.351cm" fo:margin-right="0cm" fo:margin-top="0.044cm" fo:margin-bottom="0cm" loext:contextual-spacing="false" fo:text-indent="0cm" style:auto-text-indent="false">
        <style:tab-stops>
          <style:tab-stop style:position="0.829cm"/>
        </style:tab-stops>
      </style:paragraph-properties>
      <style:text-properties fo:font-size="10.5pt" officeooo:paragraph-rsid="001688d1" style:font-size-asian="10.5pt" style:font-size-complex="10.5pt"/>
    </style:style>
    <style:style style:name="P59" style:family="paragraph" style:parent-style-name="List_20_Paragraph" style:list-style-name="WWNum2">
      <style:paragraph-properties fo:margin-left="0.353cm" fo:margin-right="0cm" fo:margin-top="0.046cm" fo:margin-bottom="0cm" loext:contextual-spacing="false" fo:text-indent="0cm" style:auto-text-indent="false">
        <style:tab-stops>
          <style:tab-stop style:position="0.676cm"/>
        </style:tab-stops>
      </style:paragraph-properties>
      <style:text-properties fo:font-size="10.5pt" officeooo:paragraph-rsid="0013bc63" style:font-size-asian="10.5pt" style:font-size-complex="10.5pt"/>
    </style:style>
    <style:style style:name="P60" style:family="paragraph" style:parent-style-name="List_20_Paragraph">
      <style:paragraph-properties fo:margin-left="0.672cm" fo:margin-right="0cm" fo:margin-top="0.046cm" fo:margin-bottom="0cm" loext:contextual-spacing="false" fo:text-indent="-0.319cm" style:auto-text-indent="false">
        <style:tab-stops>
          <style:tab-stop style:position="0.674cm"/>
        </style:tab-stops>
      </style:paragraph-properties>
      <style:text-properties fo:font-size="10.5pt" officeooo:rsid="0013bc63" officeooo:paragraph-rsid="0013bc63" style:font-size-asian="10.5pt" style:font-size-complex="10.5pt"/>
    </style:style>
    <style:style style:name="P61" style:family="paragraph" style:parent-style-name="List_20_Paragraph">
      <style:paragraph-properties fo:margin-left="0.672cm" fo:margin-right="0cm" fo:margin-top="0.046cm" fo:margin-bottom="0cm" loext:contextual-spacing="false" fo:text-indent="-0.319cm" style:auto-text-indent="false">
        <style:tab-stops>
          <style:tab-stop style:position="0.674cm"/>
        </style:tab-stops>
      </style:paragraph-properties>
      <style:text-properties fo:font-size="10.5pt" officeooo:paragraph-rsid="0013bc63" style:font-size-asian="10.5pt" style:font-size-complex="10.5pt"/>
    </style:style>
    <style:style style:name="P62" style:family="paragraph" style:parent-style-name="List_20_Paragraph">
      <style:paragraph-properties fo:margin-left="0.672cm" fo:margin-right="0cm" fo:text-indent="-0.319cm" style:auto-text-indent="false">
        <style:tab-stops>
          <style:tab-stop style:position="0.674cm"/>
        </style:tab-stops>
      </style:paragraph-properties>
      <style:text-properties fo:font-size="10.5pt" officeooo:paragraph-rsid="0013bc63" style:font-size-asian="10.5pt" style:font-size-complex="10.5pt"/>
    </style:style>
    <style:style style:name="P63" style:family="paragraph" style:parent-style-name="List_20_Paragraph" style:list-style-name="WWNum2">
      <style:paragraph-properties fo:margin-left="0.194cm" fo:margin-right="0cm" fo:margin-top="0cm" fo:margin-bottom="0cm" loext:contextual-spacing="false" fo:text-indent="0cm" style:auto-text-indent="false">
        <style:tab-stops>
          <style:tab-stop style:position="0.938cm"/>
        </style:tab-stops>
      </style:paragraph-properties>
      <style:text-properties fo:font-size="15pt" style:text-underline-style="none" officeooo:paragraph-rsid="0013bc63" style:font-size-asian="15pt" style:font-size-complex="15pt"/>
    </style:style>
    <style:style style:name="P64" style:family="paragraph" style:parent-style-name="List_20_Paragraph">
      <style:paragraph-properties fo:margin-left="0.829cm" fo:margin-right="0cm" fo:margin-top="0.046cm" fo:margin-bottom="0cm" loext:contextual-spacing="false" fo:text-indent="-0.478cm" style:auto-text-indent="false">
        <style:tab-stops>
          <style:tab-stop style:position="0.831cm"/>
        </style:tab-stops>
      </style:paragraph-properties>
      <style:text-properties fo:font-size="10.5pt" officeooo:rsid="0013bc63" officeooo:paragraph-rsid="0013bc63" style:font-size-asian="10.5pt" style:font-size-complex="10.5pt"/>
    </style:style>
    <style:style style:name="P65" style:family="paragraph" style:parent-style-name="List_20_Paragraph">
      <style:paragraph-properties fo:margin-left="0.829cm" fo:margin-right="0cm" fo:text-indent="-0.478cm" style:auto-text-indent="false">
        <style:tab-stops>
          <style:tab-stop style:position="0.831cm"/>
        </style:tab-stops>
      </style:paragraph-properties>
      <style:text-properties fo:font-size="10.5pt" officeooo:paragraph-rsid="0013bc63" style:font-size-asian="10.5pt" style:font-size-complex="10.5pt"/>
    </style:style>
    <style:style style:name="P66" style:family="paragraph" style:parent-style-name="List_20_Paragraph">
      <style:paragraph-properties fo:margin-left="0.829cm" fo:margin-right="0cm" fo:text-indent="-0.478cm" style:auto-text-indent="false">
        <style:tab-stops>
          <style:tab-stop style:position="0.831cm"/>
        </style:tab-stops>
      </style:paragraph-properties>
      <style:text-properties fo:font-size="10.5pt" officeooo:paragraph-rsid="00148b74" style:font-size-asian="10.5pt" style:font-size-complex="10.5pt"/>
    </style:style>
    <style:style style:name="P67" style:family="paragraph" style:parent-style-name="List_20_Paragraph">
      <style:paragraph-properties fo:margin-left="0.829cm" fo:margin-right="0cm" fo:margin-top="0.044cm" fo:margin-bottom="0cm" loext:contextual-spacing="false" fo:text-indent="-0.478cm" style:auto-text-indent="false">
        <style:tab-stops>
          <style:tab-stop style:position="0.831cm"/>
        </style:tab-stops>
      </style:paragraph-properties>
      <style:text-properties fo:font-size="10.5pt" officeooo:paragraph-rsid="00148b74" style:font-size-asian="10.5pt" style:font-size-complex="10.5pt"/>
    </style:style>
    <style:style style:name="P68" style:family="paragraph" style:parent-style-name="List_20_Paragraph">
      <style:paragraph-properties fo:margin-left="0.831cm" fo:margin-right="0cm" fo:margin-top="0.044cm" fo:margin-bottom="0cm" loext:contextual-spacing="false" fo:text-indent="-0.478cm" style:auto-text-indent="false">
        <style:tab-stops>
          <style:tab-stop style:position="0.833cm"/>
        </style:tab-stops>
      </style:paragraph-properties>
      <style:text-properties fo:font-size="10.5pt" officeooo:paragraph-rsid="0013bc63" style:font-size-asian="10.5pt" style:font-size-complex="10.5pt"/>
    </style:style>
    <style:style style:name="P69" style:family="paragraph" style:parent-style-name="List_20_Paragraph">
      <style:paragraph-properties fo:margin-left="0.831cm" fo:margin-right="0cm" fo:text-indent="-0.478cm" style:auto-text-indent="false">
        <style:tab-stops>
          <style:tab-stop style:position="0.833cm"/>
        </style:tab-stops>
      </style:paragraph-properties>
      <style:text-properties fo:font-size="10.5pt" officeooo:paragraph-rsid="0013bc63" style:font-size-asian="10.5pt" style:font-size-complex="10.5pt"/>
    </style:style>
    <style:style style:name="P70" style:family="paragraph" style:parent-style-name="List_20_Paragraph">
      <style:paragraph-properties fo:margin-left="0.829cm" fo:margin-right="0cm" fo:text-indent="-0.476cm" style:auto-text-indent="false">
        <style:tab-stops>
          <style:tab-stop style:position="0.831cm"/>
        </style:tab-stops>
      </style:paragraph-properties>
      <style:text-properties fo:font-size="10.5pt" officeooo:paragraph-rsid="0013bc63" style:font-size-asian="10.5pt" style:font-size-complex="10.5pt"/>
    </style:style>
    <style:style style:name="P71" style:family="paragraph" style:parent-style-name="List_20_Paragraph">
      <style:paragraph-properties fo:margin-left="0.829cm" fo:margin-right="0cm" fo:margin-top="0.046cm" fo:margin-bottom="0cm" loext:contextual-spacing="false" fo:text-indent="-0.476cm" style:auto-text-indent="false">
        <style:tab-stops>
          <style:tab-stop style:position="0.831cm"/>
        </style:tab-stops>
      </style:paragraph-properties>
      <style:text-properties fo:font-size="10.5pt" officeooo:paragraph-rsid="0013bc63" style:font-size-asian="10.5pt" style:font-size-complex="10.5pt"/>
    </style:style>
    <style:style style:name="P72" style:family="paragraph" style:parent-style-name="List_20_Paragraph">
      <style:paragraph-properties fo:margin-left="0.826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827cm"/>
        </style:tab-stops>
      </style:paragraph-properties>
      <style:text-properties fo:font-size="10.5pt" officeooo:paragraph-rsid="001688d1" style:font-size-asian="10.5pt" style:font-size-complex="10.5pt"/>
    </style:style>
    <style:style style:name="P73" style:family="paragraph" style:parent-style-name="List_20_Paragraph">
      <style:paragraph-properties fo:margin-left="0.826cm" fo:margin-right="0cm" fo:text-indent="-0.478cm" style:auto-text-indent="false">
        <style:tab-stops>
          <style:tab-stop style:position="0.827cm"/>
        </style:tab-stops>
      </style:paragraph-properties>
      <style:text-properties fo:font-size="10.5pt" officeooo:paragraph-rsid="00187dfe" style:font-size-asian="10.5pt" style:font-size-complex="10.5pt"/>
    </style:style>
    <style:style style:name="P74" style:family="paragraph" style:parent-style-name="List_20_Paragraph">
      <style:paragraph-properties fo:margin-left="0.826cm" fo:margin-right="0cm" fo:margin-top="0.046cm" fo:margin-bottom="0cm" loext:contextual-spacing="false" fo:text-indent="-0.478cm" style:auto-text-indent="false">
        <style:tab-stops>
          <style:tab-stop style:position="0.827cm"/>
        </style:tab-stops>
      </style:paragraph-properties>
      <style:text-properties fo:font-size="10.5pt" officeooo:paragraph-rsid="00187dfe" style:font-size-asian="10.5pt" style:font-size-complex="10.5pt"/>
    </style:style>
    <style:style style:name="P75" style:family="paragraph" style:parent-style-name="List_20_Paragraph">
      <style:paragraph-properties fo:margin-left="0.827cm" fo:margin-right="0cm" fo:text-indent="-0.476cm" style:auto-text-indent="false">
        <style:tab-stops>
          <style:tab-stop style:position="0.829cm"/>
        </style:tab-stops>
      </style:paragraph-properties>
      <style:text-properties fo:font-size="10.5pt" officeooo:paragraph-rsid="001688d1" style:font-size-asian="10.5pt" style:font-size-complex="10.5pt"/>
    </style:style>
    <style:style style:name="P76" style:family="paragraph" style:parent-style-name="List_20_Paragraph">
      <style:paragraph-properties fo:margin-left="0.827cm" fo:margin-right="0cm" fo:text-indent="-0.476cm" style:auto-text-indent="false">
        <style:tab-stops>
          <style:tab-stop style:position="0.827cm"/>
        </style:tab-stops>
      </style:paragraph-properties>
      <style:text-properties fo:font-size="10.5pt" officeooo:paragraph-rsid="001688d1" style:font-size-asian="10.5pt" style:font-size-complex="10.5pt"/>
    </style:style>
    <style:style style:name="P77" style:family="paragraph" style:parent-style-name="List_20_Paragraph">
      <style:paragraph-properties fo:margin-left="0.827cm" fo:margin-right="0cm" fo:margin-top="0.044cm" fo:margin-bottom="0cm" loext:contextual-spacing="false" fo:text-indent="-0.476cm" style:auto-text-indent="false">
        <style:tab-stops>
          <style:tab-stop style:position="0.829cm"/>
        </style:tab-stops>
      </style:paragraph-properties>
      <style:text-properties fo:font-size="10.5pt" officeooo:paragraph-rsid="001688d1" style:font-size-asian="10.5pt" style:font-size-complex="10.5pt"/>
    </style:style>
    <style:style style:name="P78" style:family="paragraph" style:parent-style-name="List_20_Paragraph">
      <style:paragraph-properties fo:margin-left="0.827cm" fo:margin-right="0cm" fo:margin-top="0.044cm" fo:margin-bottom="0cm" loext:contextual-spacing="false" fo:text-indent="-0.478cm" style:auto-text-indent="false">
        <style:tab-stops>
          <style:tab-stop style:position="0.829cm"/>
        </style:tab-stops>
      </style:paragraph-properties>
      <style:text-properties fo:font-size="10.5pt" officeooo:paragraph-rsid="001688d1" style:font-size-asian="10.5pt" style:font-size-complex="10.5pt"/>
    </style:style>
    <style:style style:name="P79" style:family="paragraph" style:parent-style-name="List_20_Paragraph">
      <style:paragraph-properties fo:margin-left="0.827cm" fo:margin-right="0cm" fo:text-indent="-0.478cm" style:auto-text-indent="false">
        <style:tab-stops>
          <style:tab-stop style:position="0.829cm"/>
        </style:tab-stops>
      </style:paragraph-properties>
      <style:text-properties fo:font-size="10.5pt" officeooo:paragraph-rsid="001688d1" style:font-size-asian="10.5pt" style:font-size-complex="10.5pt"/>
    </style:style>
    <style:style style:name="P80" style:family="paragraph" style:parent-style-name="List_20_Paragraph">
      <style:paragraph-properties fo:margin-left="0.822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824cm"/>
        </style:tab-stops>
      </style:paragraph-properties>
      <style:text-properties fo:font-size="10.5pt" officeooo:paragraph-rsid="00187dfe" style:font-size-asian="10.5pt" style:font-size-complex="10.5pt"/>
    </style:style>
    <style:style style:name="P81" style:family="paragraph" style:parent-style-name="List_20_Paragraph">
      <style:paragraph-properties fo:margin-left="0.822cm" fo:margin-right="0cm" fo:margin-top="0.044cm" fo:margin-bottom="0cm" loext:contextual-spacing="false" fo:text-indent="-0.478cm" style:auto-text-indent="false">
        <style:tab-stops>
          <style:tab-stop style:position="0.824cm"/>
        </style:tab-stops>
      </style:paragraph-properties>
      <style:text-properties fo:font-size="10.5pt" officeooo:paragraph-rsid="00196418" style:font-size-asian="10.5pt" style:font-size-complex="10.5pt"/>
    </style:style>
    <style:style style:name="P82" style:family="paragraph" style:parent-style-name="List_20_Paragraph">
      <style:paragraph-properties fo:margin-left="0.822cm" fo:margin-right="0cm" fo:text-indent="-0.478cm" style:auto-text-indent="false">
        <style:tab-stops>
          <style:tab-stop style:position="0.824cm"/>
        </style:tab-stops>
      </style:paragraph-properties>
      <style:text-properties fo:font-size="10.5pt" officeooo:paragraph-rsid="00196418" style:font-size-asian="10.5pt" style:font-size-complex="10.5pt"/>
    </style:style>
    <style:style style:name="P83" style:family="paragraph" style:parent-style-name="List_20_Paragraph">
      <style:paragraph-properties fo:margin-left="0.824cm" fo:margin-right="0cm" fo:text-indent="-0.476cm" style:auto-text-indent="false">
        <style:tab-stops>
          <style:tab-stop style:position="0.826cm"/>
        </style:tab-stops>
      </style:paragraph-properties>
      <style:text-properties fo:font-size="10.5pt" officeooo:paragraph-rsid="00187dfe" style:font-size-asian="10.5pt" style:font-size-complex="10.5pt"/>
    </style:style>
    <style:style style:name="P84" style:family="paragraph" style:parent-style-name="List_20_Paragraph">
      <style:paragraph-properties fo:margin-left="0.824cm" fo:margin-right="0cm" fo:text-indent="-0.476cm" style:auto-text-indent="false">
        <style:tab-stops>
          <style:tab-stop style:position="0.826cm"/>
        </style:tab-stops>
      </style:paragraph-properties>
      <style:text-properties fo:font-size="10.5pt" officeooo:rsid="00187dfe" officeooo:paragraph-rsid="00187dfe" style:font-size-asian="10.5pt" style:font-size-complex="10.5pt"/>
    </style:style>
    <style:style style:name="P85" style:family="paragraph" style:parent-style-name="List_20_Paragraph">
      <style:paragraph-properties fo:margin-left="0.824cm" fo:margin-right="0cm" fo:text-indent="-0.478cm" style:auto-text-indent="false">
        <style:tab-stops>
          <style:tab-stop style:position="0.826cm"/>
        </style:tab-stops>
      </style:paragraph-properties>
      <style:text-properties fo:font-size="10.5pt" officeooo:paragraph-rsid="00187dfe" style:font-size-asian="10.5pt" style:font-size-complex="10.5pt"/>
    </style:style>
    <style:style style:name="P86" style:family="paragraph" style:parent-style-name="List_20_Paragraph" style:list-style-name="WWNum2">
      <style:paragraph-properties fo:margin-left="0.824cm" fo:margin-right="0cm" fo:text-indent="-0.478cm" style:auto-text-indent="false">
        <style:tab-stops>
          <style:tab-stop style:position="0.826cm"/>
        </style:tab-stops>
      </style:paragraph-properties>
      <style:text-properties fo:font-size="10.5pt" officeooo:paragraph-rsid="001b3db1" style:font-size-asian="10.5pt" style:font-size-complex="10.5pt"/>
    </style:style>
    <style:style style:name="P87" style:family="paragraph" style:parent-style-name="List_20_Paragraph">
      <style:paragraph-properties fo:margin-left="0.824cm" fo:margin-right="0cm" fo:margin-top="0.046cm" fo:margin-bottom="0cm" loext:contextual-spacing="false" fo:text-indent="-0.478cm" style:auto-text-indent="false">
        <style:tab-stops>
          <style:tab-stop style:position="0.826cm"/>
        </style:tab-stops>
      </style:paragraph-properties>
      <style:text-properties fo:font-size="10.5pt" officeooo:paragraph-rsid="00187dfe" style:font-size-asian="10.5pt" style:font-size-complex="10.5pt"/>
    </style:style>
    <style:style style:name="P88" style:family="paragraph" style:parent-style-name="List_20_Paragraph">
      <style:paragraph-properties fo:margin-left="0.824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826cm"/>
        </style:tab-stops>
      </style:paragraph-properties>
      <style:text-properties fo:font-size="10.5pt" officeooo:paragraph-rsid="00196418" style:font-size-asian="10.5pt" style:font-size-complex="10.5pt"/>
    </style:style>
    <style:style style:name="P89" style:family="paragraph" style:parent-style-name="List_20_Paragraph" style:list-style-name="WWNum2">
      <style:paragraph-properties fo:margin-left="0.824cm" fo:margin-right="0cm" fo:margin-top="0.044cm" fo:margin-bottom="0cm" loext:contextual-spacing="false" fo:text-align="start" style:justify-single-word="false" fo:text-indent="-0.478cm" style:auto-text-indent="false">
        <style:tab-stops>
          <style:tab-stop style:position="0.826cm"/>
          <style:tab-stop style:position="5.533cm"/>
        </style:tab-stops>
      </style:paragraph-properties>
      <style:text-properties fo:font-size="10.5pt" officeooo:paragraph-rsid="001b3db1" style:font-size-asian="10.5pt" style:font-size-complex="10.5pt"/>
    </style:style>
    <style:style style:name="P90" style:family="paragraph" style:parent-style-name="List_20_Paragraph" style:list-style-name="WWNum2">
      <style:paragraph-properties fo:margin-left="0.824cm" fo:margin-right="0cm" fo:margin-top="0.044cm" fo:margin-bottom="0cm" loext:contextual-spacing="false" fo:text-indent="-0.478cm" style:auto-text-indent="false">
        <style:tab-stops>
          <style:tab-stop style:position="0.826cm"/>
          <style:tab-stop style:position="5.533cm"/>
        </style:tab-stops>
      </style:paragraph-properties>
      <style:text-properties fo:font-size="10.5pt" officeooo:paragraph-rsid="001b3db1" style:font-size-asian="10.5pt" style:font-size-complex="10.5pt"/>
    </style:style>
    <style:style style:name="P91" style:family="paragraph" style:parent-style-name="List_20_Paragraph" style:list-style-name="WWNum2">
      <style:paragraph-properties fo:margin-left="0.189cm" fo:margin-right="0cm" fo:margin-top="0cm" fo:margin-bottom="0cm" loext:contextual-spacing="false" fo:text-indent="0cm" style:auto-text-indent="false">
        <style:tab-stops>
          <style:tab-stop style:position="0.933cm"/>
        </style:tab-stops>
      </style:paragraph-properties>
      <style:text-properties fo:font-size="15pt" style:text-underline-style="none" officeooo:paragraph-rsid="00187dfe" style:font-size-asian="15pt" style:font-size-complex="15pt"/>
    </style:style>
    <style:style style:name="P92" style:family="paragraph" style:parent-style-name="List_20_Paragraph" style:list-style-name="WWNum2">
      <style:paragraph-properties fo:margin-left="0.928cm" fo:margin-right="0cm" fo:margin-top="0cm" fo:margin-bottom="0cm" loext:contextual-spacing="false" fo:text-indent="-0.743cm" style:auto-text-indent="false">
        <style:tab-stops>
          <style:tab-stop style:position="0.93cm"/>
        </style:tab-stops>
      </style:paragraph-properties>
      <style:text-properties fo:font-size="15pt" style:text-underline-style="none" officeooo:paragraph-rsid="00196418" style:font-size-asian="15pt" style:font-size-complex="15pt"/>
    </style:style>
    <style:style style:name="P93" style:family="paragraph" style:parent-style-name="List_20_Paragraph" style:list-style-name="WWNum2">
      <style:paragraph-properties fo:margin-left="0.185cm" fo:margin-right="0cm" fo:margin-top="0cm" fo:margin-bottom="0cm" loext:contextual-spacing="false" fo:text-indent="0cm" style:auto-text-indent="false">
        <style:tab-stops>
          <style:tab-stop style:position="0.93cm"/>
        </style:tab-stops>
      </style:paragraph-properties>
      <style:text-properties fo:font-size="15pt" style:text-underline-style="none" officeooo:paragraph-rsid="00196418" style:font-size-asian="15pt" style:font-size-complex="15pt"/>
    </style:style>
    <style:style style:name="P94" style:family="paragraph" style:parent-style-name="List_20_Paragraph" style:list-style-name="WWNum2">
      <style:paragraph-properties fo:margin-left="0.187cm" fo:margin-right="0cm" fo:margin-top="0cm" fo:margin-bottom="0cm" loext:contextual-spacing="false" fo:text-indent="0cm" style:auto-text-indent="false">
        <style:tab-stops>
          <style:tab-stop style:position="0.931cm"/>
        </style:tab-stops>
      </style:paragraph-properties>
      <style:text-properties fo:font-size="15pt" style:text-underline-style="none" officeooo:paragraph-rsid="001b3db1" style:font-size-asian="15pt" style:font-size-complex="15pt"/>
    </style:style>
    <style:style style:name="P95" style:family="paragraph" style:parent-style-name="Title" style:master-page-name="Standard">
      <style:paragraph-properties fo:margin-left="0cm" fo:margin-right="7.502cm" fo:text-indent="0cm" style:auto-text-indent="false" style:page-number="auto"/>
      <style:text-properties style:text-underline-style="none" officeooo:paragraph-rsid="00139085"/>
    </style:style>
    <style:style style:name="T1" style:family="text">
      <style:text-properties style:font-name="Calibri" fo:font-size="14pt" style:font-size-asian="14pt" style:font-name-complex="Calibri1"/>
    </style:style>
    <style:style style:name="T2" style:family="text">
      <style:text-properties style:font-name="Calibri" fo:font-size="14pt" officeooo:rsid="001b3db1" style:font-size-asian="14pt" style:font-name-complex="Calibri1"/>
    </style:style>
    <style:style style:name="T3" style:family="text">
      <style:text-properties style:font-name="Calibri" fo:font-size="14pt" fo:letter-spacing="-0.004cm" style:font-size-asian="14pt" style:font-name-complex="Calibri1"/>
    </style:style>
    <style:style style:name="T4" style:family="text">
      <style:text-properties style:font-name="Calibri" fo:font-size="14pt" fo:letter-spacing="-0.005cm" style:font-size-asian="14pt" style:font-name-complex="Calibri1"/>
    </style:style>
    <style:style style:name="T5" style:family="text">
      <style:text-properties style:font-name="Calibri" fo:font-size="14pt" fo:letter-spacing="-0.007cm" style:font-size-asian="14pt" style:font-name-complex="Calibri1"/>
    </style:style>
    <style:style style:name="T6" style:family="text">
      <style:text-properties style:font-name="Calibri" fo:font-size="14pt" fo:letter-spacing="-0.009cm" style:font-size-asian="14pt" style:font-name-complex="Calibri1"/>
    </style:style>
    <style:style style:name="T7" style:family="text">
      <style:text-properties style:font-name="Calibri" fo:font-size="14pt" fo:letter-spacing="-0.021cm" style:font-size-asian="14pt" style:font-name-complex="Calibri1"/>
    </style:style>
    <style:style style:name="T8" style:family="text">
      <style:text-properties style:font-name="Calibri" fo:font-size="20pt" fo:font-weight="bold" style:font-size-asian="20pt" style:font-weight-asian="bold" style:font-name-complex="Calibri1" style:font-size-complex="20pt" style:font-weight-complex="bold"/>
    </style:style>
    <style:style style:name="T9" style:family="text">
      <style:text-properties style:font-name="Calibri" fo:font-size="20pt" style:text-underline-style="solid" style:text-underline-width="auto" style:text-underline-color="font-color" fo:font-weight="bold" style:font-size-asian="20pt" style:font-weight-asian="bold" style:font-name-complex="Calibri1" style:font-size-complex="20pt" style:font-weight-complex="bold"/>
    </style:style>
    <style:style style:name="T10" style:family="text">
      <style:text-properties style:font-name="Calibri" fo:font-size="20pt" style:text-underline-style="solid" style:text-underline-width="auto" style:text-underline-color="font-color" fo:font-weight="bold" officeooo:rsid="001688d1" style:font-size-asian="20pt" style:font-weight-asian="bold" style:font-name-complex="Calibri1" style:font-size-complex="20pt" style:font-weight-complex="bold"/>
    </style:style>
    <style:style style:name="T11" style:family="text">
      <style:text-properties style:font-name="Calibri" style:font-name-complex="Calibri1"/>
    </style:style>
    <style:style style:name="T12" style:family="text">
      <style:text-properties style:font-name="Calibri" officeooo:rsid="00139085" style:font-name-complex="Calibri1"/>
    </style:style>
    <style:style style:name="T13" style:family="text">
      <style:text-properties style:font-name="Calibri" officeooo:rsid="0013bc63" style:font-name-complex="Calibri1"/>
    </style:style>
    <style:style style:name="T14" style:family="text">
      <style:text-properties style:font-name="Calibri" fo:letter-spacing="-0.005cm" style:font-name-complex="Calibri1"/>
    </style:style>
    <style:style style:name="T15" style:family="text">
      <style:text-properties style:font-name="Calibri" fo:letter-spacing="-0.004cm" style:font-name-complex="Calibri1"/>
    </style:style>
    <style:style style:name="T16" style:family="text">
      <style:text-properties style:font-name="Calibri" fo:letter-spacing="-0.004cm" style:text-underline-style="none" fo:font-weight="normal" style:font-weight-asian="normal" style:font-name-complex="Calibri1" style:font-weight-complex="normal"/>
    </style:style>
    <style:style style:name="T17" style:family="text">
      <style:text-properties style:font-name="Calibri" fo:font-weight="bold" style:font-weight-asian="bold" style:font-name-complex="Calibri1" style:font-weight-complex="bold"/>
    </style:style>
    <style:style style:name="T18" style:family="text">
      <style:text-properties style:font-name="Calibri" fo:font-weight="bold" officeooo:rsid="0013bc63" style:font-weight-asian="bold" style:font-name-complex="Calibri1" style:font-weight-complex="bold"/>
    </style:style>
    <style:style style:name="T19" style:family="text">
      <style:text-properties style:font-name="Calibri" fo:font-weight="bold" officeooo:rsid="00148b74" style:font-weight-asian="bold" style:font-name-complex="Calibri1" style:font-weight-complex="bold"/>
    </style:style>
    <style:style style:name="T20" style:family="text">
      <style:text-properties style:font-name="Calibri" fo:font-weight="bold" officeooo:rsid="001688d1" style:font-weight-asian="bold" style:font-name-complex="Calibri1" style:font-weight-complex="bold"/>
    </style:style>
    <style:style style:name="T21" style:family="text">
      <style:text-properties style:font-name="Calibri" fo:font-weight="bold" officeooo:rsid="00187dfe" style:font-weight-asian="bold" style:font-name-complex="Calibri1" style:font-weight-complex="bold"/>
    </style:style>
    <style:style style:name="T22" style:family="text">
      <style:text-properties style:font-name="Calibri" fo:font-weight="bold" officeooo:rsid="00196418" style:font-weight-asian="bold" style:font-name-complex="Calibri1" style:font-weight-complex="bold"/>
    </style:style>
    <style:style style:name="T23" style:family="text">
      <style:text-properties style:font-name="Calibri" fo:font-weight="bold" officeooo:rsid="001b3db1" style:font-weight-asian="bold" style:font-name-complex="Calibri1" style:font-weight-complex="bold"/>
    </style:style>
    <style:style style:name="T24" style:family="text">
      <style:text-properties style:font-name="Calibri" fo:letter-spacing="-0.011cm" style:font-name-complex="Calibri1"/>
    </style:style>
    <style:style style:name="T25" style:family="text">
      <style:text-properties style:font-name="Calibri" fo:letter-spacing="-0.007cm" style:font-name-complex="Calibri1"/>
    </style:style>
    <style:style style:name="T26" style:family="text">
      <style:text-properties style:font-name="Calibri" fo:font-size="10.5pt" fo:letter-spacing="-0.005cm" style:text-underline-style="none" fo:font-weight="normal" style:font-size-asian="10.5pt" style:font-weight-asian="normal" style:font-name-complex="Calibri1" style:font-size-complex="10.5pt" style:font-weight-complex="normal"/>
    </style:style>
    <style:style style:name="T27" style:family="text">
      <style:text-properties style:font-name="Calibri" fo:font-size="10.5pt" style:text-underline-style="none" fo:font-weight="normal" style:font-size-asian="9.14999961853027pt" style:font-weight-asian="normal" style:font-name-complex="Calibri1" style:font-size-complex="10.5pt" style:font-weight-complex="normal"/>
    </style:style>
    <style:style style:name="T28" style:family="text">
      <style:text-properties style:font-name="Calibri" fo:font-size="10.5pt" style:text-underline-style="none" fo:font-weight="normal" style:font-size-asian="10.5pt" style:font-weight-asian="normal" style:font-name-complex="Calibri1" style:font-size-complex="10.5pt" style:font-weight-complex="normal"/>
    </style:style>
    <style:style style:name="T29" style:family="text">
      <style:text-properties style:font-name="Calibri" fo:font-size="10.5pt" style:text-underline-style="none" fo:font-weight="bold" style:font-size-asian="15pt" style:font-weight-asian="bold" style:font-name-complex="Calibri1" style:font-size-complex="10.5pt" style:font-weight-complex="bold"/>
    </style:style>
    <style:style style:name="T30" style:family="text">
      <style:text-properties style:font-name="Calibri" fo:font-size="15pt" style:text-underline-style="none" fo:font-weight="bold" style:font-size-asian="15pt" style:font-weight-asian="bold" style:font-name-complex="Calibri1" style:font-size-complex="15pt" style:font-weight-complex="bold"/>
    </style:style>
    <style:style style:name="T31" style:family="text">
      <style:text-properties style:font-name="Calibri" style:text-underline-style="solid" style:text-underline-width="auto" style:text-underline-color="font-color" fo:font-weight="bold" style:font-weight-asian="bold" style:font-name-complex="Calibri1" style:font-weight-complex="bold"/>
    </style:style>
    <style:style style:name="T32" style:family="text">
      <style:text-properties style:font-name="Calibri" style:text-underline-style="solid" style:text-underline-width="auto" style:text-underline-color="font-color" fo:font-weight="bold" officeooo:rsid="001688d1" style:font-weight-asian="bold" style:font-name-complex="Calibri1" style:font-weight-complex="bold"/>
    </style:style>
    <style:style style:name="T33" style:family="text">
      <style:text-properties style:font-name="Calibri" style:text-underline-style="solid" style:text-underline-width="auto" style:text-underline-color="font-color" fo:font-weight="bold" officeooo:rsid="001b3db1" style:font-weight-asian="bold" style:font-name-complex="Calibri1" style:font-weight-complex="bold"/>
    </style:style>
    <style:style style:name="T34" style:family="text">
      <style:text-properties style:font-name="Calibri" fo:letter-spacing="-0.009cm" style:font-name-complex="Calibri1"/>
    </style:style>
    <style:style style:name="T35" style:family="text">
      <style:text-properties style:font-name="Calibri" style:text-underline-style="none" fo:font-weight="bold" style:font-size-asian="15pt" style:font-weight-asian="bold" style:font-name-complex="Calibri1" style:font-weight-complex="bold"/>
    </style:style>
    <style:style style:name="T36" style:family="text">
      <style:text-properties style:font-name="Calibri" style:text-underline-style="none" fo:font-weight="normal" style:font-weight-asian="normal" style:font-name-complex="Calibri1" style:font-weight-complex="normal"/>
    </style:style>
    <style:style style:name="T37" style:family="text">
      <style:text-properties style:font-name="Calibri" fo:letter-spacing="0.115cm" style:font-name-complex="Calibri1"/>
    </style:style>
    <style:style style:name="T38" style:family="text">
      <style:text-properties style:font-name="Calibri" fo:letter-spacing="-0.018cm" style:font-name-complex="Calibri1"/>
    </style:style>
    <style:style style:name="T39" style:family="text">
      <style:text-properties style:font-name="Calibri" fo:letter-spacing="-0.021cm" style:font-name-complex="Calibri1"/>
    </style:style>
    <style:style style:name="T40" style:family="text">
      <style:text-properties fo:font-size="12pt" style:font-size-asian="12pt"/>
    </style:style>
    <style:style style:name="T41" style:family="text">
      <style:text-properties fo:font-size="10.5pt" style:font-size-asian="10.5pt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text:s text:c="19"/>Git Exercises</text:p>
      <text:p text:style-name="P10"><text:span text:style-name="T40"/></text:p>
      <text:p text:style-name="P1"/>
      <text:list xml:id="list514278716" text:style-name="WWNum2">
        <text:list-item>
          <text:p text:style-name="P15"><text:span text:style-name="T17">Master</text:span></text:p>
        </text:list-item>
      </text:list>
      <text:p text:style-name="P13"><text:span text:style-name="T9"/></text:p>
      <text:list xml:id="list161394787" text:style-name="WWNum1">
        <text:list-header>
          <text:p text:style-name="P16"><text:span text:style-name="T11"><text:s/>git start</text:span><text:span text:style-name="T14"> </text:span><text:span text:style-name="T11">master</text:span></text:p>
          <text:p text:style-name="P32"><text:span text:style-name="T11"><text:s text:c="2"/>git</text:span><text:span text:style-name="T15"> </text:span><text:span text:style-name="T11">verify</text:span></text:p>
        </text:list-header>
      </text:list>
      <text:p text:style-name="P4"/>
      <text:list xml:id="list123335312655520" text:continue-list="list514278716" text:style-name="WWNum2">
        <text:list-item>
          <text:p text:style-name="P19"><text:span text:style-name="T17">Commit-One-File</text:span></text:p>
          <text:list>
            <text:list-item>
              <text:list>
                <text:list-header>
                  <text:p text:style-name="P20"><text:span text:style-name="T17"><text:s/></text:span></text:p>
                </text:list-header>
              </text:list>
            </text:list-item>
          </text:list>
        </text:list-item>
      </text:list>
      <text:list xml:id="list123334446616335" text:continue-list="list161394787" text:style-name="WWNum1">
        <text:list-item>
          <text:list>
            <text:list-item>
              <text:list>
                <text:list-header>
                  <text:p text:style-name="P18"><text:span text:style-name="T11"><text:s/></text:span><text:span text:style-name="T12">g</text:span><text:span text:style-name="T11">it start</text:span><text:span text:style-name="T14"> </text:span><text:span text:style-name="T11">commit-one-file</text:span></text:p>
                  <text:p text:style-name="P16"><text:span text:style-name="T11"><text:s/>git add</text:span><text:span text:style-name="T15"> </text:span><text:span text:style-name="T11">A.txt</text:span></text:p>
                  <text:p text:style-name="P16"><text:span text:style-name="T11"><text:s/>git commit -m "Commit A.txt</text:span><text:span text:style-name="T24"> </text:span><text:span text:style-name="T11">file"</text:span></text:p>
                  <text:p text:style-name="P16"><text:span text:style-name="T11"><text:s/>git</text:span><text:span text:style-name="T15"> </text:span><text:span text:style-name="T11">verify</text:span></text:p>
                </text:list-header>
              </text:list>
            </text:list-item>
          </text:list>
        </text:list-item>
      </text:list>
      <text:p text:style-name="P17"><text:span text:style-name="T11"/></text:p>
      <text:list xml:id="list123335015871241" text:continue-list="list123335312655520" text:style-name="WWNum2">
        <text:list-item>
          <text:p text:style-name="P19"><text:span text:style-name="T17">Commit-One -File-Staged</text:span></text:p>
          <text:p text:style-name="P20"><text:span text:style-name="T17"/></text:p>
        </text:list-item>
      </text:list>
      <text:list xml:id="list123334348928836" text:continue-list="list123334446616335" text:style-name="WWNum1">
        <text:list-header>
          <text:p text:style-name="P29"><text:span text:style-name="T11">git start</text:span><text:span text:style-name="T14"> </text:span><text:span text:style-name="T11">commit-one-file-staged</text:span></text:p>
          <text:p text:style-name="P29"><text:span text:style-name="T11">git reset</text:span><text:span text:style-name="T14"> </text:span><text:span text:style-name="T11">A.txt</text:span></text:p>
          <text:p text:style-name="P30"><text:span text:style-name="T11">git commit -m "Commit B.txt</text:span><text:span text:style-name="T24"> </text:span><text:span text:style-name="T11">file</text:span></text:p>
          <text:p text:style-name="P29"><text:span text:style-name="T11">git</text:span><text:span text:style-name="T15"> </text:span><text:span text:style-name="T11">verify</text:span></text:p>
        </text:list-header>
      </text:list>
      <text:p text:style-name="P7"/>
      <text:list xml:id="list123335005093652" text:continue-list="list123335015871241" text:style-name="WWNum2">
        <text:list-item>
          <text:p text:style-name="P19"><text:span text:style-name="T17">Ignore-them</text:span></text:p>
          <text:p text:style-name="P19"><text:span text:style-name="T17"/></text:p>
        </text:list-item>
      </text:list>
      <text:list xml:id="list123335748133374" text:continue-list="list123334348928836" text:style-name="WWNum1">
        <text:list-header>
          <text:p text:style-name="P29"><text:span text:style-name="T11">git start</text:span><text:span text:style-name="T14"> </text:span><text:span text:style-name="T11">ignore-them</text:span></text:p>
          <text:p text:style-name="P30"><text:span text:style-name="T11">nano .gitignore (create .gitignore</text:span><text:span text:style-name="T25"> </text:span><text:span text:style-name="T11">file)</text:span></text:p>
          <text:p text:style-name="P28"><text:span text:style-name="T11">git add</text:span><text:span text:style-name="T15"> </text:span><text:span text:style-name="T11">.gitignore</text:span></text:p>
          <text:p text:style-name="P25"><text:span text:style-name="T11">git commit -m “file</text:span><text:span text:style-name="T25"> </text:span><text:span text:style-name="T11">add”</text:span></text:p>
          <text:p text:style-name="P25"><text:span text:style-name="T11">git</text:span><text:span text:style-name="T15"> </text:span><text:span text:style-name="T11">verify</text:span></text:p>
        </text:list-header>
      </text:list>
      <text:p text:style-name="P26"><text:span text:style-name="T11"/></text:p>
      <text:p text:style-name="P26"><text:span text:style-name="T11"/></text:p>
      <text:p text:style-name="P3"/>
      <text:list xml:id="list123334956525577" text:continue-list="list123335005093652" text:style-name="WWNum2">
        <text:list-item>
          <text:p text:style-name="P38"><text:span text:style-name="T30">Chase-Branch</text:span></text:p>
          <text:p text:style-name="P38"><text:span text:style-name="T9"/></text:p>
        </text:list-item>
      </text:list>
      <text:list xml:id="list123335899527110" text:continue-list="list123335748133374" text:style-name="WWNum1">
        <text:list-header>
          <text:p text:style-name="P27"><text:span text:style-name="T11">git start</text:span><text:span text:style-name="T14"> </text:span><text:span text:style-name="T11">chase-branch</text:span></text:p>
          <text:p text:style-name="P24"><text:span text:style-name="T11">git merge</text:span><text:span text:style-name="T15"> </text:span><text:span text:style-name="T11">escaped</text:span></text:p>
          <text:p text:style-name="P35"><text:span text:style-name="T11">git</text:span><text:span text:style-name="T15"> </text:span><text:span text:style-name="T11">verif</text:span></text:p>
        </text:list-header>
      </text:list>
      <text:p text:style-name="P36"><text:span text:style-name="T11"/></text:p>
      <text:p text:style-name="P8"/>
      <text:list xml:id="list123334731367082" text:continue-list="list123334956525577" text:style-name="WWNum2">
        <text:list-item>
          <text:p text:style-name="P39"><text:span text:style-name="T17">Merge-Conflict</text:span></text:p>
          <text:p text:style-name="P39"><text:span text:style-name="T17"/></text:p>
        </text:list-item>
      </text:list>
      <text:list xml:id="list123335554342122" text:continue-list="list123335899527110" text:style-name="WWNum1">
        <text:list-header>
          <text:p text:style-name="P37"><text:span text:style-name="T11">git start</text:span><text:span text:style-name="T14"> </text:span><text:span text:style-name="T11">merge-conflict</text:span></text:p>
          <text:p text:style-name="P35"><text:span text:style-name="T11">git merge</text:span><text:span text:style-name="T15"> </text:span><text:span text:style-name="T11">another-piece-of-work</text:span></text:p>
          <text:p text:style-name="P11"><text:span text:style-name="T11"><text:s text:c="2"/></text:span><text:span text:style-name="T12">nano</text:span><text:span text:style-name="T11"> equation.txt </text:span><text:span text:style-name="T12">(edit -2+3=5)</text:span></text:p>
          <text:p text:style-name="P11"><text:span text:style-name="T11"><text:s text:c="2"/>git add</text:span><text:span text:style-name="T15"> </text:span><text:span text:style-name="T11">equation.txt</text:span></text:p>
          <text:p text:style-name="P11"><text:soft-page-break/><text:span text:style-name="T11">git commit</text:span><text:span text:style-name="T14"> </text:span><text:span text:style-name="T11">--no-edit</text:span></text:p>
          <text:p text:style-name="P33"><text:span text:style-name="T11">git</text:span><text:span text:style-name="T15"> </text:span><text:span text:style-name="T11">verify</text:span></text:p>
        </text:list-header>
      </text:list>
      <text:p text:style-name="P34"><text:span text:style-name="T11"/></text:p>
      <text:list xml:id="list123335514905286" text:continue-list="list123334731367082" text:style-name="WWNum2">
        <text:list-item>
          <text:p text:style-name="P46"><text:span text:style-name="T17">Save-Your-Work</text:span></text:p>
          <text:p text:style-name="P46"><text:span text:style-name="T17"/></text:p>
        </text:list-item>
      </text:list>
      <text:list xml:id="list123334372558471" text:continue-list="list123335554342122" text:style-name="WWNum1">
        <text:list-item>
          <text:list>
            <text:list-header>
              <text:p text:style-name="P12"><text:span text:style-name="T11">git start</text:span><text:span text:style-name="T14"> </text:span><text:span text:style-name="T11">save-your-work</text:span></text:p>
              <text:p text:style-name="P31"><text:span text:style-name="T11">git</text:span><text:span text:style-name="T15"> </text:span><text:span text:style-name="T11">stash</text:span></text:p>
              <text:p text:style-name="P12"><text:span text:style-name="T11">nano bug.txt (fix a bug</text:span><text:span text:style-name="T14"> </text:span><text:span text:style-name="T11">)</text:span></text:p>
              <text:p text:style-name="P12"><text:span text:style-name="T11">git commit -am "Fix a</text:span><text:span text:style-name="T25"> </text:span><text:span text:style-name="T11">bug"</text:span></text:p>
              <text:p text:style-name="P12"><text:span text:style-name="T11">git stash</text:span><text:span text:style-name="T15"> </text:span><text:span text:style-name="T11">pop</text:span></text:p>
              <text:p text:style-name="P31"><text:span text:style-name="T12">nano bug.txt (</text:span><text:span text:style-name="T11">"Finally, finished it!"</text:span><text:span text:style-name="T12">)</text:span></text:p>
              <text:p text:style-name="P12"><text:span text:style-name="T11">git commit -am "Finish</text:span><text:span text:style-name="T12">ed</text:span><text:span text:style-name="T11"> my</text:span><text:span text:style-name="T14"> </text:span><text:span text:style-name="T11">work"</text:span></text:p>
              <text:p text:style-name="P47"><text:span text:style-name="T11">git</text:span><text:span text:style-name="T15"> </text:span><text:span text:style-name="T11">verify</text:span></text:p>
            </text:list-header>
          </text:list>
        </text:list-item>
      </text:list>
      <text:p text:style-name="P5"><text:span text:style-name="T11"/></text:p>
      <text:p text:style-name="P6"/>
      <text:list xml:id="list123334115875653" text:continue-list="list123335514905286" text:style-name="WWNum2">
        <text:list-item>
          <text:p text:style-name="P14"><text:span text:style-name="T17">Change-Branch-History</text:span></text:p>
          <text:p text:style-name="P14"><text:span text:style-name="T17"/></text:p>
        </text:list-item>
      </text:list>
      <text:list xml:id="list123335933428657" text:continue-list="list123334372558471" text:style-name="WWNum1">
        <text:list-item>
          <text:list>
            <text:list-header>
              <text:p text:style-name="P52"><text:span text:style-name="T11">git start</text:span><text:span text:style-name="T14"> </text:span><text:span text:style-name="T11">change-branch-history</text:span></text:p>
              <text:p text:style-name="P48"><text:span text:style-name="T11">git rebase</text:span><text:span text:style-name="T15"> </text:span><text:span text:style-name="T11">hot-bugfix</text:span></text:p>
              <text:p text:style-name="P50"><text:span text:style-name="T11">git</text:span><text:span text:style-name="T15"> </text:span><text:span text:style-name="T11">verify</text:span></text:p>
            </text:list-header>
          </text:list>
        </text:list-item>
      </text:list>
      <text:p text:style-name="P51"><text:span text:style-name="T11"/></text:p>
      <text:p text:style-name="P6"/>
      <text:list xml:id="list123334175151306" text:continue-list="list123334115875653" text:style-name="WWNum2">
        <text:list-item>
          <text:p text:style-name="P14"><text:span text:style-name="T17">Remove-Ignored</text:span></text:p>
          <text:p text:style-name="P14"><text:span text:style-name="T17"/></text:p>
        </text:list-item>
      </text:list>
      <text:list xml:id="list123336029223746" text:continue-list="list123335933428657" text:style-name="WWNum1">
        <text:list-item>
          <text:list>
            <text:list-header>
              <text:p text:style-name="P52"><text:span text:style-name="T11">git start</text:span><text:span text:style-name="T14"> </text:span><text:span text:style-name="T11">remove-ignored</text:span></text:p>
              <text:p text:style-name="P48"><text:span text:style-name="T11">git rm</text:span><text:span text:style-name="T14"> </text:span><text:span text:style-name="T11">ignored.txt</text:span></text:p>
              <text:p text:style-name="P48"><text:span text:style-name="T11">git commit -am "Remove ignored file</text:span><text:span text:style-name="T34"> </text:span><text:span text:style-name="T11">"</text:span></text:p>
              <text:p text:style-name="P54"><text:span text:style-name="T11">git</text:span><text:span text:style-name="T15"> </text:span><text:span text:style-name="T11">verify</text:span></text:p>
            </text:list-header>
          </text:list>
        </text:list-item>
      </text:list>
      <text:p text:style-name="P55"><text:span text:style-name="T11"/></text:p>
      <text:p text:style-name="P2"/>
      <text:list xml:id="list123335720096896" text:continue-list="list123334175151306" text:style-name="WWNum2">
        <text:list-item>
          <text:p text:style-name="P57"><text:span text:style-name="T17">Case-Sensitive-Filename</text:span></text:p>
          <text:p text:style-name="P57"><text:span text:style-name="T17"/></text:p>
        </text:list-item>
      </text:list>
      <text:list xml:id="list123334979654669" text:continue-list="list123336029223746" text:style-name="WWNum1">
        <text:list-item>
          <text:list>
            <text:list-header>
              <text:p text:style-name="P52"><text:span text:style-name="T11">git start</text:span><text:span text:style-name="T14"> </text:span><text:span text:style-name="T11">case-sensitive-filename</text:span></text:p>
              <text:p text:style-name="P48"><text:span text:style-name="T11">git mv File.txt</text:span><text:span text:style-name="T14"> </text:span><text:span text:style-name="T11">file.txt</text:span></text:p>
              <text:p text:style-name="P52"><text:span text:style-name="T11">git commit -am "file case</text:span><text:span text:style-name="T14"> </text:span><text:span text:style-name="T11">change"</text:span></text:p>
              <text:p text:style-name="P54"><text:span text:style-name="T11">git</text:span><text:span text:style-name="T15"> </text:span><text:span text:style-name="T11">verify</text:span></text:p>
            </text:list-header>
          </text:list>
        </text:list-item>
      </text:list>
      <text:p text:style-name="P55"><text:span text:style-name="T11"/></text:p>
      <text:p text:style-name="P21"><text:span text:style-name="T11"><text:s/>11.</text:span><text:span text:style-name="T35">Fix-Typo</text:span></text:p>
      <text:p text:style-name="P21"><text:span text:style-name="T35"><text:s text:c="2"/></text:span></text:p>
      <text:p text:style-name="P21"><text:span text:style-name="T35"><text:s text:c="3"/></text:span><text:span text:style-name="T27">git start Fix-Typo</text:span></text:p>
      <text:p text:style-name="P21"><text:span text:style-name="T29"><text:s text:c="4"/></text:span><text:span text:style-name="T27">git rebase-i</text:span></text:p>
      <text:p text:style-name="P21"><text:span text:style-name="T27"><text:s text:c="5"/>git nano file.txt</text:span></text:p>
      <text:p text:style-name="P21"><text:span text:style-name="T27"><text:s text:c="5"/>git commit –amend</text:span></text:p>
      <text:p text:style-name="P21"><text:span text:style-name="T27"><text:s text:c="5"/>git add .</text:span></text:p>
      <text:p text:style-name="P21"><text:span text:style-name="T27"><text:s text:c="5"/>git rebase continue</text:span></text:p>
      <text:p text:style-name="P21"><text:span text:style-name="T27"><text:s text:c="5"/>git verify </text:span></text:p>
      <text:p text:style-name="P21"><text:span text:style-name="T27"><text:s/></text:span></text:p>
      <text:p text:style-name="P21"><text:soft-page-break/><text:span text:style-name="T35">12.Fix-Typo</text:span></text:p>
      <text:p text:style-name="P21"><text:span text:style-name="T35"/></text:p>
      <text:p text:style-name="P21"><text:span text:style-name="T27"><text:s text:c="3"/></text:span><text:span text:style-name="T28">git start</text:span><text:span text:style-name="T26"> </text:span><text:span text:style-name="T28">forge-date</text:span></text:p>
      <text:list xml:id="list123334426635894" text:continue-list="list123335720096896" text:style-name="WWNum2">
        <text:list-item>
          <text:list>
            <text:list-header>
              <text:p text:style-name="P59"><text:span text:style-name="T11">git commit --amend --no-edit</text:span><text:span text:style-name="T37"> </text:span><text:span text:style-name="T11">-date="1987-08-03"</text:span></text:p>
            </text:list-header>
          </text:list>
        </text:list-item>
      </text:list>
      <text:p text:style-name="P22"><text:span text:style-name="T36"><text:s text:c="2"/>git</text:span><text:span text:style-name="T16"> </text:span><text:span text:style-name="T36">verify</text:span></text:p>
      <text:p text:style-name="P22"><text:span text:style-name="T36"/></text:p>
      <text:list xml:id="list123336063971920" text:continue-numbering="true" text:style-name="WWNum2">
        <text:list-header>
          <text:p text:style-name="P23"><text:span text:style-name="T13">13.</text:span><text:span text:style-name="T11">Fix- Old-Typo </text:span></text:p>
          <text:p text:style-name="P23"><text:span text:style-name="T11"/></text:p>
        </text:list-header>
      </text:list>
      <text:p text:style-name="P49"><text:span text:style-name="T11">git start</text:span><text:span text:style-name="T14"> </text:span><text:span text:style-name="T11">fix-old-typo</text:span></text:p>
      <text:p text:style-name="P53"><text:span text:style-name="T11">git rebase -i</text:span><text:span text:style-name="T14"> </text:span><text:span text:style-name="T11">HEAD~2</text:span></text:p>
      <text:p text:style-name="P53"><text:span text:style-name="T11">nano file.txt (1st commit write edit instead of pick and fix</text:span><text:span text:style-name="T38"> </text:span><text:span text:style-name="T11">typo)</text:span></text:p>
      <text:p text:style-name="P49"><text:span text:style-name="T11">git add</text:span><text:span text:style-name="T15"> </text:span><text:span text:style-name="T11">file.txt</text:span></text:p>
      <text:p text:style-name="P49"><text:span text:style-name="T11">git commit</text:span><text:span text:style-name="T14"> </text:span><text:span text:style-name="T11">–amend</text:span></text:p>
      <text:p text:style-name="P53"><text:span text:style-name="T11">git rebase</text:span><text:span text:style-name="T15"> </text:span><text:span text:style-name="T11">--continue</text:span></text:p>
      <text:p text:style-name="P49"><text:span text:style-name="T11">nano file.txt (fix</text:span><text:span text:style-name="T15"> </text:span><text:span text:style-name="T11">conflict)</text:span></text:p>
      <text:p text:style-name="P49"><text:span text:style-name="T11">git add</text:span><text:span text:style-name="T15"> </text:span><text:span text:style-name="T11">file.txt</text:span></text:p>
      <text:p text:style-name="P49"><text:span text:style-name="T11">git commit -m “file added”</text:span></text:p>
      <text:p text:style-name="P55"><text:span text:style-name="T11">git rebase</text:span><text:span text:style-name="T15"> </text:span><text:span text:style-name="T11">--continue</text:span></text:p>
      <text:p text:style-name="P56"><text:span text:style-name="T36">git</text:span><text:span text:style-name="T16"> </text:span><text:span text:style-name="T36">verify</text:span></text:p>
      <text:p text:style-name="P56"><text:span text:style-name="T36"/></text:p>
      <text:list xml:id="list123336209022438" text:continue-numbering="true" text:style-name="WWNum2">
        <text:list-header>
          <text:p text:style-name="P63"><text:span text:style-name="T18">14.</text:span><text:span text:style-name="T17">Commit-Lost</text:span></text:p>
          <text:p text:style-name="P63"><text:span text:style-name="T17"/></text:p>
        </text:list-header>
      </text:list>
      <text:p text:style-name="P62"><text:span text:style-name="T11">git start</text:span><text:span text:style-name="T14"> </text:span><text:span text:style-name="T11">commit-lost</text:span></text:p>
      <text:p text:style-name="P61"><text:span text:style-name="T11">git</text:span><text:span text:style-name="T15"> </text:span><text:span text:style-name="T11">reflog</text:span></text:p>
      <text:p text:style-name="P62"><text:span text:style-name="T11">git reset HEAD@{1}</text:span><text:span text:style-name="T25"> </text:span><text:span text:style-name="T11">--hard</text:span></text:p>
      <text:p text:style-name="P60"><text:span text:style-name="T36">git</text:span><text:span text:style-name="T16"> </text:span><text:span text:style-name="T36">verify</text:span></text:p>
      <text:p text:style-name="P60"><text:span text:style-name="T36"/></text:p>
      <text:list xml:id="list123335350699112" text:continue-numbering="true" text:style-name="WWNum2">
        <text:list-header>
          <text:p text:style-name="P63"><text:span text:style-name="T18">15.</text:span><text:span text:style-name="T17">Split-Commit</text:span></text:p>
          <text:p text:style-name="P63"><text:span text:style-name="T17"/></text:p>
        </text:list-header>
      </text:list>
      <text:p text:style-name="P68"><text:span text:style-name="T11">git start</text:span><text:span text:style-name="T14"> </text:span><text:span text:style-name="T11">split-commit</text:span></text:p>
      <text:p text:style-name="P69"><text:span text:style-name="T11">git reset</text:span><text:span text:style-name="T14"> </text:span><text:span text:style-name="T11">HEAD~1</text:span></text:p>
      <text:p text:style-name="P69"><text:span text:style-name="T11">git add</text:span><text:span text:style-name="T15"> </text:span><text:span text:style-name="T11">first.txt</text:span></text:p>
      <text:p text:style-name="P70"><text:span text:style-name="T11">git commit -m</text:span><text:span text:style-name="T14"> </text:span><text:span text:style-name="T11">"First.txt"</text:span></text:p>
      <text:p text:style-name="P71"><text:span text:style-name="T11">git add</text:span><text:span text:style-name="T15"> </text:span><text:span text:style-name="T11">second.txt</text:span></text:p>
      <text:p text:style-name="P65"><text:span text:style-name="T11">git commit -m</text:span><text:span text:style-name="T25"> </text:span><text:span text:style-name="T11">"Second.txt"</text:span></text:p>
      <text:p text:style-name="P64"><text:span text:style-name="T36">git</text:span><text:span text:style-name="T16"> </text:span><text:span text:style-name="T36">verify</text:span></text:p>
      <text:p text:style-name="P21"><text:span text:style-name="T35"><text:s text:c="2"/></text:span></text:p>
      <text:list xml:id="list123335027585110" text:continue-numbering="true" text:style-name="WWNum2">
        <text:list-header>
          <text:p text:style-name="P42"><text:span text:style-name="T19">16.</text:span><text:span text:style-name="T17">Too-Many-Commits</text:span></text:p>
          <text:p text:style-name="P42"><text:span text:style-name="T17"/></text:p>
        </text:list-header>
      </text:list>
      <text:p text:style-name="P67"><text:span text:style-name="T11">git start</text:span><text:span text:style-name="T14"> </text:span><text:span text:style-name="T11">too-many-commits</text:span></text:p>
      <text:p text:style-name="P66"><text:span text:style-name="T11">git rebase -i (squash the</text:span><text:span text:style-name="T24"> </text:span><text:span text:style-name="T11">commit)</text:span></text:p>
      <text:p text:style-name="P66"><text:span text:style-name="T11">git</text:span><text:span text:style-name="T15"> </text:span><text:span text:style-name="T11">verify</text:span></text:p>
      <text:p text:style-name="P66"><text:span text:style-name="T11"/></text:p>
      <text:list xml:id="list123336141632401" text:continue-numbering="true" text:style-name="WWNum2">
        <text:list-header>
          <text:p text:style-name="P43"><text:span text:style-name="T19">17.</text:span><text:span text:style-name="T17">Executable</text:span></text:p>
        </text:list-header>
      </text:list>
      <text:p text:style-name="P44"><text:span text:style-name="T17"/></text:p>
      <text:p text:style-name="P45"><text:span text:style-name="T11"><text:s/>git start Executable</text:span></text:p>
      <text:p text:style-name="P45"><text:span text:style-name="T11"><text:s/>git add –-chmod +x script.sh</text:span></text:p>
      <text:p text:style-name="P45"><text:span text:style-name="T11"><text:s/>git commit -m”change permisson”</text:span></text:p>
      <text:p text:style-name="P45"><text:span text:style-name="T11"><text:s/>git verify</text:span></text:p>
      <text:p text:style-name="P9"><text:soft-page-break/></text:p>
      <text:list xml:id="list123334783305653" text:continue-numbering="true" text:style-name="WWNum2">
        <text:list-header>
          <text:p text:style-name="P41"><text:span text:style-name="T20">18.</text:span><text:span text:style-name="T17">Commit-Parts</text:span></text:p>
          <text:p text:style-name="P40"><text:span text:style-name="T9"/></text:p>
        </text:list-header>
      </text:list>
      <text:p text:style-name="P75"><text:span text:style-name="T11">git start</text:span><text:span text:style-name="T14"> </text:span><text:span text:style-name="T11">commit-parts</text:span></text:p>
      <text:p text:style-name="P77"><text:span text:style-name="T11">git add -p </text:span></text:p>
      <text:p text:style-name="P58"><text:span text:style-name="T11">(enter s, n, y, n,</text:span><text:span text:style-name="T34"> </text:span><text:span text:style-name="T11">y)</text:span></text:p>
      <text:p text:style-name="P78"><text:span text:style-name="T11">git commit -m</text:span><text:span text:style-name="T25"> </text:span><text:span text:style-name="T11">“task1”</text:span></text:p>
      <text:p text:style-name="P79"><text:span text:style-name="T11">git add -p </text:span></text:p>
      <text:p text:style-name="P79"><text:span text:style-name="T11">(enter s, y,</text:span><text:span text:style-name="T14"> </text:span><text:span text:style-name="T11">y)</text:span></text:p>
      <text:p text:style-name="P76"><text:span text:style-name="T11">git commit -m “task</text:span><text:span text:style-name="T14"> </text:span><text:span text:style-name="T11">2”</text:span></text:p>
      <text:p text:style-name="P72"><text:span text:style-name="T11">git</text:span><text:span text:style-name="T15"> </text:span><text:span text:style-name="T11">verify</text:span></text:p>
      <text:p text:style-name="P72"><text:span text:style-name="T11"/></text:p>
      <text:p text:style-name="P72"><text:span text:style-name="T11"/></text:p>
      <text:list xml:id="list123336204808580" text:continue-numbering="true" text:style-name="WWNum2">
        <text:list-header>
          <text:p text:style-name="P91"><text:span text:style-name="T21">19.</text:span><text:span text:style-name="T17">Pick-Your-Features</text:span></text:p>
          <text:p text:style-name="P91"><text:span text:style-name="T17"/></text:p>
        </text:list-header>
      </text:list>
      <text:p text:style-name="P73"><text:span text:style-name="T11">git start</text:span><text:span text:style-name="T14"> </text:span><text:span text:style-name="T11">pick-your-features</text:span></text:p>
      <text:p text:style-name="P73"><text:span text:style-name="T11">git cherry-pick</text:span><text:span text:style-name="T39"> </text:span><text:span text:style-name="T11">feature-a</text:span></text:p>
      <text:p text:style-name="P74"><text:span text:style-name="T11">git cherry-pick</text:span><text:span text:style-name="T39"> </text:span><text:span text:style-name="T11">feature-b</text:span></text:p>
      <text:p text:style-name="P83"><text:span text:style-name="T11">git cherry-pick feature-c </text:span></text:p>
      <text:p text:style-name="P84"><text:span text:style-name="T11">nano program.txt (update the text)</text:span></text:p>
      <text:p text:style-name="P85"><text:span text:style-name="T11">git add</text:span><text:span text:style-name="T15"> .</text:span></text:p>
      <text:p text:style-name="P87"><text:span text:style-name="T11">git cherry-pick</text:span><text:span text:style-name="T15"> </text:span><text:span text:style-name="T11">–continue</text:span></text:p>
      <text:p text:style-name="P80"><text:span text:style-name="T11">git</text:span><text:span text:style-name="T15"> </text:span><text:span text:style-name="T11">verify</text:span></text:p>
      <text:p text:style-name="P80"><text:span text:style-name="T1"/></text:p>
      <text:list xml:id="list123335206713810" text:continue-numbering="true" text:style-name="WWNum2">
        <text:list-header>
          <text:p text:style-name="P93"><text:span text:style-name="T22">20.</text:span><text:span text:style-name="T17">Rebase-Complex</text:span></text:p>
          <text:p text:style-name="P92"><text:span text:style-name="T17"/></text:p>
        </text:list-header>
      </text:list>
      <text:p text:style-name="P82"><text:span text:style-name="T11">git start</text:span><text:span text:style-name="T14"> </text:span><text:span text:style-name="T11">rebase-complex</text:span></text:p>
      <text:p text:style-name="P81"><text:span text:style-name="T11">git rebase - -onto your-master issue-555</text:span><text:span text:style-name="T25"> </text:span><text:span text:style-name="T11">rebase-complex</text:span></text:p>
      <text:p text:style-name="P88"><text:span text:style-name="T11">git</text:span><text:span text:style-name="T15"> </text:span><text:span text:style-name="T11">verify</text:span></text:p>
      <text:p text:style-name="P88"><text:span text:style-name="T11"/></text:p>
      <text:p text:style-name="P88"><text:span text:style-name="T11"/></text:p>
      <text:list xml:id="list123334320434184" text:continue-numbering="true" text:style-name="WWNum2">
        <text:list-header>
          <text:p text:style-name="P94"><text:span text:style-name="T23">21.</text:span><text:span text:style-name="T17">Invalid-Orders</text:span></text:p>
          <text:p text:style-name="P94"><text:span text:style-name="T17"/></text:p>
          <text:list text:continue-numbering="true">
            <text:list-header>
              <text:p text:style-name="P86"><text:span text:style-name="T11">git start</text:span><text:span text:style-name="T14"> </text:span><text:span text:style-name="T11">invalid-order</text:span></text:p>
              <text:p text:style-name="P90"><text:span text:style-name="T11">git rebase</text:span><text:span text:style-name="T25"> </text:span><text:span text:style-name="T11">-i</text:span><text:span text:style-name="T14"> </text:span><text:span text:style-name="T11">HEAD~2</text:span></text:p>
              <text:p text:style-name="P89"><text:span text:style-name="T11">git</text:span><text:span text:style-name="T15"> </text:span><text:span text:style-name="T11">verify</text:span></text:p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67cm" fo:margin-right="0cm" fo:margin-top="0.042cm" fo:margin-bottom="0cm" loext:contextual-spacing="false" fo:text-indent="-0.478cm" style:auto-text-indent="false"/>
    </style:style>
    <style:style style:name="Title" style:family="paragraph" style:parent-style-name="Standard" style:default-outline-level="" style:class="chapter">
      <style:paragraph-properties fo:margin-left="6.334cm" fo:margin-right="7.502cm" fo:margin-top="0.116cm" fo:margin-bottom="0cm" loext:contextual-spacing="false" fo:text-align="center" style:justify-single-word="false" fo:text-indent="0cm" style:auto-text-indent="false"/>
      <style:text-properties fo:font-size="20pt" style:text-underline-style="solid" style:text-underline-width="auto" style:text-underline-color="#000000" fo:font-weight="bold" style:font-size-asian="20pt" style:font-weight-asian="bold" style:font-size-complex="2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fo:text-indent="-0.374cm" fo:margin-left="0.566cm"/>
        </style:list-level-properties>
      </text:list-level-style-number>
      <text:list-level-style-bullet text:level="2" text:style-name="Character_20_style" style:num-suffix="" text:bullet-char="">
        <style:list-level-properties text:list-level-position-and-space-mode="label-alignment">
          <style:list-level-label-alignment text:label-followed-by="listtab" fo:text-indent="-0.319cm" fo:margin-left="0.674cm"/>
        </style:list-level-properties>
        <style:text-properties style:font-name="Symbol"/>
      </text:list-level-style-bullet>
      <text:list-level-style-bullet text:level="3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0.811cm"/>
        </style:list-level-properties>
      </text:list-level-style-bullet>
      <text:list-level-style-bullet text:level="4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0.847cm"/>
        </style:list-level-properties>
      </text:list-level-style-bullet>
      <text:list-level-style-bullet text:level="5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3.281cm"/>
        </style:list-level-properties>
      </text:list-level-style-bullet>
      <text:list-level-style-bullet text:level="6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5.715cm"/>
        </style:list-level-properties>
      </text:list-level-style-bullet>
      <text:list-level-style-bullet text:level="7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8.149cm"/>
        </style:list-level-properties>
      </text:list-level-style-bullet>
      <text:list-level-style-bullet text:level="8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10.583cm"/>
        </style:list-level-properties>
      </text:list-level-style-bullet>
      <text:list-level-style-bullet text:level="9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13.01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20_style" style:num-suffix="" text:bullet-char="">
        <style:list-level-properties text:list-level-position-and-space-mode="label-alignment">
          <style:list-level-label-alignment text:label-followed-by="listtab" fo:text-indent="-0.476cm" fo:margin-left="0.476cm"/>
        </style:list-level-properties>
        <style:text-properties style:font-name="Symbol"/>
      </text:list-level-style-bullet>
      <text:list-level-style-bullet text:level="2" text:style-name="Character_20_style" style:num-suffix="" text:bullet-char="">
        <style:list-level-properties text:list-level-position-and-space-mode="label-alignment">
          <style:list-level-label-alignment text:label-followed-by="listtab" fo:text-indent="-0.319cm" fo:margin-left="0.669cm"/>
        </style:list-level-properties>
        <style:text-properties style:font-name="Symbol"/>
      </text:list-level-style-bullet>
      <text:list-level-style-bullet text:level="3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4.113cm"/>
        </style:list-level-properties>
      </text:list-level-style-bullet>
      <text:list-level-style-bullet text:level="4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5.835cm"/>
        </style:list-level-properties>
      </text:list-level-style-bullet>
      <text:list-level-style-bullet text:level="5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7.557cm"/>
        </style:list-level-properties>
      </text:list-level-style-bullet>
      <text:list-level-style-bullet text:level="6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9.278cm"/>
        </style:list-level-properties>
      </text:list-level-style-bullet>
      <text:list-level-style-bullet text:level="7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11cm"/>
        </style:list-level-properties>
      </text:list-level-style-bullet>
      <text:list-level-style-bullet text:level="8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12.721cm"/>
        </style:list-level-properties>
      </text:list-level-style-bullet>
      <text:list-level-style-bullet text:level="9" text:style-name="Character_20_style" style:num-suffix="•" text:bullet-char="•">
        <style:list-level-properties text:list-level-position-and-space-mode="label-alignment">
          <style:list-level-label-alignment text:label-followed-by="listtab" fo:text-indent="-0.319cm" fo:margin-left="14.4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1:17:22.002144635</meta:creation-date>
    <dc:date>2021-09-14T12:33:33.196390968</dc:date>
    <meta:editing-duration>PT14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130" meta:word-count="445" meta:character-count="2663" meta:non-whitespace-character-count="2325"/>
  </office:meta>
</office:document-meta>
</file>